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2.2626in"/>
    </style:style>
    <style:style style:name="co4" style:family="table-column">
      <style:table-column-properties fo:break-before="auto" style:column-width="1.6516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5.276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3.7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63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1" table:number-columns-repeated="15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hanges mad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otal stimated hours:</text:p>
          </table:table-cell>
          <table:table-cell office:value-type="float" office:value="70" calcext:value-type="float">
            <text:p>70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14/08/2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- Project started</text:p>
            <text:p>- Folder hierarchy and basic files created</text:p>
            <text:p>- Basic UI (main page, create-food page), HTML + CSS (All UI and interface is and will be made with AI, im a programmer not an artist)</text:p>
            <text:p>- Main pages endpoints created</text:p>
            <text:p>- get_db() created</text:p>
            <text:p>- Basic table models created</text:p>
          </table:table-cell>
          <table:table-cell/>
          <table:table-cell office:value-type="string" calcext:value-type="string">
            <text:p>Total hours:</text:p>
          </table:table-cell>
          <table:table-cell table:formula="of:=SUM([.B2:.B32])" office:value-type="float" office:value="5.5" calcext:value-type="float">
            <text:p>5.5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 calcext:value-type="string">
            <text:p>TO DO:</text:p>
            <text:p>Implement a migration system for future migrations</text:p>
          </table:table-cell>
          <table:table-cell table:number-columns-repeated="24"/>
        </table:table-row>
        <table:table-row table:style-name="ro4" table:number-rows-repeated="9">
          <table:table-cell table:number-columns-repeated="27"/>
        </table:table-row>
        <table:table-row table:style-name="ro4">
          <table:table-cell/>
          <table:table-cell table:style-name="Default"/>
          <table:table-cell table:style-name="ce7"/>
          <table:table-cell table:number-columns-repeated="24"/>
        </table:table-row>
        <table:table-row table:style-name="ro4" table:number-rows-repeated="15">
          <table:table-cell table:number-columns-repeated="27"/>
        </table:table-row>
        <table:table-row table:style-name="ro4" table:number-rows-repeated="2">
          <table:table-cell table:style-name="ce3" table:number-columns-repeated="12"/>
          <table:table-cell table:style-name="Default" table:number-columns-repeated="15"/>
        </table:table-row>
        <table:table-row table:style-name="ro4">
          <table:table-cell table:style-name="ce3" table:number-columns-repeated="12"/>
          <table:table-cell table:style-name="Default" table:number-columns-repeated="15"/>
        </table:table-row>
      </table:table>
      <table:table table:name="Notes" table:style-name="ta1">
        <table:table-column table:style-name="co6" table:default-cell-style-name="ce4"/>
        <table:table-column table:style-name="co1" table:number-columns-repeated="20" table:default-cell-style-name="ce4"/>
        <table:table-row table:style-name="ro5">
          <table:table-cell office:value-type="string" calcext:value-type="string">
            <text:p>You are a development assistant for a project called "MacroTrack".  </text:p>
            <text:p>It is a web application built with Python (FastAPI), HTML, JavaScript, and SQLite.  </text:p>
            <text:p>The goal is to allow a user to log and manage their daily meals to track calories and macronutrients (protein, carbohydrates, fats).</text:p>
            <text:p/>
            <text:p>App rules:</text:p>
            <text:p>1. The user has access to a global food catalog (≈10,000 items with kcal and macros per 100 g/ml) and can add their own foods.</text:p>
            <text:p>2. Food search uses fuzzy search (rapidfuzz) and always prioritizes foods created by the user over the global catalog.</text:p>
            <text:p>3. Meal records store food, quantity (g/ml), and the date/time of consumption.</text:p>
            <text:p>4. The system automatically calculates kcal, protein, carbohydrates, and fats for each meal and for the daily total.</text:p>
            <text:p>5. The user defines daily kcal and macro targets.</text:p>
            <text:p>6. The dashboard displays:</text:p>
            <text:p>   - Totals consumed and remaining for the day.</text:p>
            <text:p>   - Historical statistics (body weight, daily and weekly kcal, P/C/F).</text:p>
            <text:p>7. All data is stored in SQLite.</text:p>
            <text:p>8. The interface is basic HTML/JS without heavy frameworks, using Chart.js for graphs.</text:p>
            <text:p/>
            <text:p>When I ask you anything about this project, always assume this context and prioritize technical and precise responses for implementation.</text:p>
            <text:p/>
          </table:table-cell>
          <table:table-cell table:number-columns-repeated="20"/>
        </table:table-row>
        <table:table-row table:style-name="ro4" table:number-rows-repeated="2">
          <table:table-cell table:number-columns-repeated="21"/>
        </table:table-row>
        <table:table-row table:style-name="ro4">
          <table:table-cell table:style-name="ce5" office:value-type="string" calcext:value-type="string">
            <text:p>Create project folder hierarchy.</text:p>
          </table:table-cell>
          <table:table-cell table:number-columns-repeated="20"/>
        </table:table-row>
        <table:table-row table:style-name="ro4">
          <table:table-cell table:style-name="ce5" office:value-type="string" calcext:value-type="string">
            <text:p>Set up Python virtual environment.</text:p>
          </table:table-cell>
          <table:table-cell table:number-columns-repeated="20"/>
        </table:table-row>
        <table:table-row table:style-name="ro4">
          <table:table-cell table:style-name="ce5" office:value-type="string" calcext:value-type="string">
            <text:p>Add requirements.txt with all dependencies.</text:p>
          </table:table-cell>
          <table:table-cell table:number-columns-repeated="20"/>
        </table:table-row>
        <table:table-row table:style-name="ro4">
          <table:table-cell table:style-name="ce5" office:value-type="string" calcext:value-type="string">
            <text:p>Create database schema and initialization script.</text:p>
          </table:table-cell>
          <table:table-cell table:number-columns-repeated="20"/>
        </table:table-row>
        <table:table-row table:style-name="ro4">
          <table:table-cell table:style-name="ce5" office:value-type="string" calcext:value-type="string">
            <text:p>Implement main FastAPI app in main.py.</text:p>
          </table:table-cell>
          <table:table-cell table:number-columns-repeated="20"/>
        </table:table-row>
        <table:table-row table:style-name="ro4">
          <table:table-cell table:style-name="ce5" office:value-type="string" calcext:value-type="string">
            <text:p>Mount static files and templates.</text:p>
          </table:table-cell>
          <table:table-cell table:number-columns-repeated="20"/>
        </table:table-row>
        <table:table-row table:style-name="ro4">
          <table:table-cell table:style-name="ce5" office:value-type="string" calcext:value-type="string">
            <text:p>Build base HTML layout for UI.</text:p>
          </table:table-cell>
          <table:table-cell table:number-columns-repeated="20"/>
        </table:table-row>
        <table:table-row table:style-name="ro4">
          <table:table-cell table:style-name="ce5" office:value-type="string" calcext:value-type="string">
            <text:p>Implement dashboard UI showing daily totals and remaining macros.</text:p>
          </table:table-cell>
          <table:table-cell table:number-columns-repeated="20"/>
        </table:table-row>
        <table:table-row table:style-name="ro4">
          <table:table-cell table:style-name="ce11" office:value-type="string" calcext:value-type="string">
            <text:p>On the database implement a migration system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Add endpoint for fuzzy food search with RapidFuzz integration.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Add endpoint to create new foods.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Add endpoint to log meals with quantities.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Implement service layer for foods, meals, and goals.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Connect dashboard to services to display data from DB.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Add Chart.js graph for historical kcal/macros.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Create simple forms for adding meals and foods from UI.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Test endpoints with FastAPI TestClient.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Run locally with Uvicorn and verify full flow work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enter all texts In one file and, depending on the selected language, use spanish or english text.</text:p>
          </table:table-cell>
          <table:table-cell table:number-columns-repeated="20"/>
        </table:table-row>
        <table:table-row table:style-name="ro4">
          <table:table-cell table:style-name="Default"/>
          <table:table-cell table:number-columns-repeated="20"/>
        </table:table-row>
        <table:table-row table:style-name="ro4" table:number-rows-repeated="8">
          <table:table-cell table:number-columns-repeated="21"/>
        </table:table-row>
        <table:table-row table:style-name="ro4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01:39:31.882657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2:27:58.780247048</meta:creation-date>
    <meta:generator>LibreOffice/24.8.7.2$Linux_X86_64 LibreOffice_project/480$Build-2</meta:generator>
    <dc:date>2025-08-15T01:40:52.605748345</dc:date>
    <meta:editing-duration>PT2H41M54S</meta:editing-duration>
    <meta:editing-cycles>7</meta:editing-cycles>
    <meta:document-statistic meta:table-count="2" meta:cell-count="32" meta:object-count="0"/>
  </office:meta>
</office:document-meta>
</file>